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Standaard" style:master-page-name="MP0" style:family="paragraph">
      <style:paragraph-properties fo:break-before="page"/>
      <style:text-properties fo:font-weight="bold" style:font-weight-asian="bold" fo:font-size="14pt" style:font-size-asian="14pt" style:font-size-complex="14pt"/>
    </style:style>
    <style:style style:name="P2" style:parent-style-name="Standaard" style:family="paragraph">
      <style:paragraph-properties fo:margin-bottom="0in"/>
    </style:style>
    <style:style style:name="P3" style:parent-style-name="Standaard" style:family="paragraph">
      <style:paragraph-properties fo:margin-bottom="0in"/>
    </style:style>
    <style:style style:name="P4" style:parent-style-name="Standaard" style:family="paragraph">
      <style:paragraph-properties fo:margin-bottom="0in"/>
    </style:style>
    <style:style style:name="P5" style:parent-style-name="Standaard" style:family="paragraph">
      <style:paragraph-properties fo:margin-bottom="0in"/>
    </style:style>
    <style:style style:name="P6" style:parent-style-name="Standaard" style:family="paragraph">
      <style:paragraph-properties fo:margin-bottom="0in"/>
    </style:style>
    <style:style style:name="P7" style:parent-style-name="Standaard" style:family="paragraph">
      <style:paragraph-properties fo:margin-bottom="0in"/>
    </style:style>
    <style:style style:name="P8" style:parent-style-name="Standaard" style:family="paragraph">
      <style:paragraph-properties fo:margin-bottom="0in" fo:line-height="100%"/>
    </style:style>
  </office:automatic-styles>
  <office:body>
    <office:text text:use-soft-page-breaks="true">
      <text:p text:style-name="P1">Ontwerpbeslissingen<text:s/>–<text:s/>registratiepagina</text:p>
      <text:p text:style-name="Standaard">De registratiepagina wordt geladen in de index pagina, daarna wordt als er ingelogd is doorverwezen naar de homepagina. als er niet ingelogd is wordt er gekeken of het registratieformulier gesubmit is, is dit niet het geval dan wordt het registratieformulier geladen, in dit formulier wordt van de gebruiker gevraagd een aantal verplichte en niet verplichte velde in te vullen, de verplichte velden zijn aangegeven door een asterix om dit te verduidelijken en als die niet ingevuld zijn wordt daar ook een melding voor gegeven nadat het formulier gesubmit is. De<text:s/>velden zonder asterix zijn optioneel en het is dan ook geen probleem als de gebruiker hier niks invult. Het formulier is geordend in een tabel om een duidelijke representatie te geven aan de gevraagde gegevens, er zijn 2 kolommen waarbij in de linker staat wat de gevraagde invoer is en in de rechterkolom het daarbij behorende veld. Zo kan de gebruiker op een comfortabele manier het formulier invullen. Onder de tabel staat een registreerknop waarmee de<text:s/>gebruiker zijn gegevens laat registreren in de database.<text:s/></text:p>
      <text:p text:style-name="Standaard">Het formulier verwijst eerst naar zichzelf waarbij alle gegevens worden<text:s/>gecheckt<text:s/>op een correcte invoer en beveiligd tegen injectie. Zodra dit bij een veld het geval is zal er een error achter dit veld komen te staan om de gebruiker aan te duiden dat het veld incorrect is ingevuld. De overige ingevulde gegevens die wel door de check heen zijn gekomen blijven daarbij gewoon is de velden staan zodat het gehele formulier niet in zijn geheel opnieuw<text:s/>hoeft<text:s/>te worden ingevoerd. Als uiteindelijk alle gegevens door de checks heen zijn gekomen<text:s/>wordt een pagina laten zien waar aangegeven wordt dat het registreren in gelukt en dat een mail naar de gebruiker is gestuurd.</text:p>
      <text:p text:style-name="Standaard"><text:s/>Deze mail dient al verwelkoming en<text:s/>verificatie<text:s/>van<text:s/>het account van de gebruiker, dit voorkomt het nodeloos aanmaken van accounts. In de mail staan twee links, een om het account te<text:s/>verifiëren<text:s/>en een ander om aan te geven dat de mail niet voor de ontvangen persoon was bedoelt zodat als een persoon niet met het email adres van een vreemde kan registreren. Na de<text:s/>verificatie<text:s/>via de link in de mail is de gebruiker volledig<text:s/>geverifieerd.</text:p>
      <text:p text:style-name="P2">Een paar opmerking voor de gegevens die de gebruiker ingevoerd heeft in het formulier:</text:p>
      <text:p text:style-name="P3">-Een gebruiker moet een unieke gebruikersnaam invoeren, over de gehele site en<text:s/>in de database word zo gebruik<text:s/>maakt van de<text:s/>gebruikersnaam<text:s/>dat elke<text:s/>gebruiker een unieke<text:s/>gebruikersnaam<text:s/>moet hebben, bovien is deze naam ook de naam waarmee de gebruiker zicht<text:s/>representeert<text:s/>op de site en<text:s/>zodoende is een unieke gebruikersnaam een stuk duidelijker voor iedereen.</text:p>
      <text:p text:style-name="P4">-Ook het e-mailadres<text:s/>van de gebruiker moet uniek zijn zodat er geen meerdere account gekoppeld kunnen worden aan hetzelfde emailadres<text:s/></text:p>
      <text:p text:style-name="P5">-de avatar die de gebruiker optioneel kan invoeren wordt<text:s/>opgeslagen<text:s/>in de map avatars op de server van de site. De rechte voor deze map zijn zo dat ook anderen erin kunnen schrijven. Dit is nodig om de avatar te kunnen uploaden naar de server. Wij hebben andere methodes bedacht zoals bijvoorbeeld ‘scp’. Dit werkte in principe wel maar omdat daar een gebruikersnaam en wachtwoord van een van de mensen het team voor nodig hebben wij dit niet gedaan. Dit omdat er nu gewerkt wordt op een server waar vele anderen ook toegang tot hadden, wat bij een eigen<text:s/>server<text:s/>voor de site niet he geval zou zijn en wij de middelen en tijd niet hebben om het<text:s/>zodanig<text:s/>via scp te doen dat die<text:s/>gegevens<text:s/>afgeschermd zouden zijn.</text:p>
      <text:p text:style-name="P6"/>
      <text:soft-page-break/>
      <text:p text:style-name="P7">Ter conclusie zijn bij de verdere<text:s/>gegevens die ingevuld worden de hoogste veiligheidsmaatregelen genomen om zowel de server , de database als de gebruiker te beschermen. Dit door middel<text:s/>van versleutelingen en checks om de invoer te controleren.</text:p>
      <text:p text:style-name="P8"/>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yllian</meta:initial-creator>
    <dc:creator>Kyllian</dc:creator>
    <meta:creation-date>2013-02-01T14:46:00Z</meta:creation-date>
    <dc:date>2013-02-01T16:32:00Z</dc:date>
    <meta:template xlink:href="Normal.dotm" xlink:type="simple"/>
    <meta:editing-cycles>3</meta:editing-cycles>
    <meta:editing-duration>PT2820S</meta:editing-duration>
    <meta:document-statistic meta:page-count="2" meta:paragraph-count="7" meta:word-count="578" meta:character-count="3753" meta:row-count="26" meta:non-whitespace-character-count="3182"/>
  </office:meta>
</office:document-meta>
</file>